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genev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3">
      <style:paragraph-properties fo:line-height="200%"/>
      <style:text-properties officeooo:rsid="001e415b" officeooo:paragraph-rsid="001e415b"/>
    </style:style>
    <style:style style:name="P2" style:family="paragraph" style:parent-style-name="Standard" style:list-style-name="L3">
      <style:paragraph-properties fo:line-height="200%"/>
      <style:text-properties fo:font-variant="normal" fo:text-transform="none" fo:color="#000000" style:font-name="Liberation Serif" fo:font-size="12pt" fo:letter-spacing="normal" fo:font-style="normal" fo:font-weight="normal" officeooo:rsid="001e415b" officeooo:paragraph-rsid="001e415b"/>
    </style:style>
    <style:style style:name="P3" style:family="paragraph" style:parent-style-name="Standard" style:list-style-name="L3">
      <style:paragraph-properties fo:line-height="200%"/>
      <style:text-properties fo:font-variant="normal" fo:text-transform="none" fo:color="#000000" style:font-name="Liberation Serif" fo:font-size="12pt" fo:letter-spacing="normal" fo:font-style="normal" fo:font-weight="normal" officeooo:rsid="001e8d95" officeooo:paragraph-rsid="001e8d95"/>
    </style:style>
    <style:style style:name="P4" style:family="paragraph" style:parent-style-name="Standard">
      <style:paragraph-properties fo:line-height="200%"/>
      <style:text-properties fo:font-variant="normal" fo:text-transform="none" fo:color="#000000" style:font-name="Liberation Serif" fo:font-size="12pt" fo:letter-spacing="normal" fo:font-style="normal" fo:font-weight="normal" officeooo:rsid="001ed11e" officeooo:paragraph-rsid="001ed11e"/>
    </style:style>
    <style:style style:name="T1" style:family="text">
      <style:text-properties officeooo:rsid="001ed11e"/>
    </style:style>
    <style:style style:name="T2" style:family="text">
      <style:text-properties officeooo:rsid="001f3f9d"/>
    </style:style>
    <style:style style:name="T3" style:family="text">
      <style:text-properties officeooo:rsid="00208377"/>
    </style:style>
    <style:style style:name="T4" style:family="text">
      <style:text-properties officeooo:rsid="00213ef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960725258084585217" text:style-name="L3">
        <text:list-item>
          <text:p text:style-name="P1">Tested the order of invocation for constructors – the result was that the inherited class' constructor was called first and then the constructor of the object inheriting is called.</text:p>
        </text:list-item>
        <text:list-item>
          <text:p text:style-name="P2">Tested base class pointers with derived class objects – the result was a derived class object was able to be referenced by the base class pointers and so essentially an array can be made of different shapes as long as they have the same base class.</text:p>
        </text:list-item>
        <text:list-item>
          <text:p text:style-name="P3">Tested <text:span text:style-name="T1">memory allocation with double pointers to inheriting objects – the result was a necessity to create a pointer pointing to all the pointers pointing to each individual shape. This requires the deallocation of each individual shape along with the deallocation of the pointer pointing to the pointers holding the shapes.</text:span></text:p>
        </text:list-item>
      </text:list>
      <text:p text:style-name="P4">The purpose of this project was to explore inheritance and polymorphism as it applies to multiple different objects being used at a time. <text:span text:style-name="T2">To do this we have five total classes, the shape class which is the bass class, rectangle, and circle, which inherit form shape, and cylinder and rectangular prism which inherit from the rectangle and circle classes. The main driver reads in the shapes from a file containing the shape ID and the various parameters for each shape. It then prints both the surface area or perimeter of each shape and then the volume or area of each shape.</text:span></text:p>
      <text:p text:style-name="P4"><text:tab/><text:span text:style-name="T3">The first step of the project was to create each shape which inherits from the base shape class. This allows us to use a double pointer to hold all the shapes, even though the pointer is not of that specific shape type. The user enters in the file to be read and then each shape is read in based on its shape ID and a new object of that shape is created. The program then checks whether the shape is three dimensional and prints out either the surface area or perimeter and then either the area or volume. It is then necessary to deallocate each shape and then the pointer that points to all the shapes.</text:span></text:p>
      <text:p text:style-name="P4"><text:tab/><text:span text:style-name="T4">If given more time I would attempt to optimize every operation done in the program. I would also attempt to explore more possibilities with inheritance as the project itself only seems to give a brief glance into the possibiliti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verdana" svg:font-family="verdana, genev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3T19:11:23.785322080</meta:creation-date>
    <dc:date>2016-05-03T22:08:10.703324145</dc:date>
    <meta:editing-duration>PT1M34S</meta:editing-duration>
    <meta:editing-cycles>1</meta:editing-cycles>
    <meta:document-statistic meta:table-count="0" meta:image-count="0" meta:object-count="0" meta:page-count="1" meta:paragraph-count="6" meta:word-count="382" meta:character-count="2170" meta:non-whitespace-character-count="1792"/>
    <meta:generator>LibreOffice/4.2.8.2$Linux_X86_64 LibreOffice_project/420m0$Build-2</meta:generator>
  </office:meta>
</office:document-meta>
</file>